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4.872cm" style:use-optimal-column-width="false"/>
    </style:style>
    <style:style style:name="co2" style:family="table-column">
      <style:table-column-properties style:column-width="4.607cm" style:use-optimal-column-width="false"/>
    </style:style>
    <style:style style:name="ro1" style:family="table-row">
      <style:table-row-properties style:row-height="1.155cm"/>
    </style:style>
    <style:style style:name="ro2" style:family="table-row">
      <style:table-row-properties style:row-height="2.851cm"/>
    </style:style>
    <style:style style:name="ce1" style:family="table-cell">
      <style:graphic-properties style:repeat="repeat" draw:textarea-vertical-align="middle"/>
      <style:text-properties fo:font-size="22pt" style:font-size-asian="22pt" style:font-size-complex="22pt"/>
    </style:style>
    <style:style style:name="P1" style:family="paragraph">
      <style:paragraph-properties fo:text-align="center"/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3cm" svg:x="1.4cm" svg:y="0.627cm" presentation:class="title" presentation:placeholder="true">
          <draw:text-box/>
        </draw:frame>
        <draw:frame draw:style-name="standard" draw:layer="layout" svg:width="24.094cm" svg:height="12.09cm" svg:x="0.035cm" svg:y="0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ILP32</text:p>
              </table:table-cell>
              <table:table-cell>
                <text:p text:style-name="P1">LP64</text:p>
              </table:table-cell>
              <table:table-cell>
                <text:p text:style-name="P1">LLP64</text:p>
              </table:table-cell>
              <table:table-cell>
                <text:p text:style-name="P1">ILP64</text:p>
              </table:table-cell>
            </table:table-row>
            <table:table-row table:style-name="ro1" table:default-cell-style-name="ce1">
              <table:table-cell>
                <text:p text:style-name="P1">char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</table:table-row>
            <table:table-row table:style-name="ro1" table:default-cell-style-name="ce1">
              <table:table-cell>
                <text:p text:style-name="P1">short</text:p>
              </table:table-cell>
              <table:table-cell>
                <text:p text:style-name="P1">16</text:p>
              </table:table-cell>
              <table:table-cell>
                <text:p text:style-name="P1">16</text:p>
              </table:table-cell>
              <table:table-cell>
                <text:p text:style-name="P1">16</text:p>
              </table:table-cell>
              <table:table-cell>
                <text:p text:style-name="P1">16</text:p>
              </table:table-cell>
            </table:table-row>
            <table:table-row table:style-name="ro1" table:default-cell-style-name="ce1">
              <table:table-cell>
                <text:p text:style-name="P1">int</text:p>
              </table:table-cell>
              <table:table-cell>
                <text:p text:style-name="P1">32</text:p>
              </table:table-cell>
              <table:table-cell>
                <text:p text:style-name="P1">32</text:p>
              </table:table-cell>
              <table:table-cell>
                <text:p text:style-name="P1">32</text:p>
              </table:table-cell>
              <table:table-cell>
                <text:p text:style-name="P1">64</text:p>
              </table:table-cell>
            </table:table-row>
            <table:table-row table:style-name="ro1" table:default-cell-style-name="ce1">
              <table:table-cell>
                <text:p text:style-name="P1">long</text:p>
              </table:table-cell>
              <table:table-cell>
                <text:p text:style-name="P1">32</text:p>
              </table:table-cell>
              <table:table-cell>
                <text:p text:style-name="P1">64</text:p>
              </table:table-cell>
              <table:table-cell>
                <text:p text:style-name="P1">32</text:p>
              </table:table-cell>
              <table:table-cell>
                <text:p text:style-name="P1">64</text:p>
              </table:table-cell>
            </table:table-row>
            <table:table-row table:style-name="ro1" table:default-cell-style-name="ce1">
              <table:table-cell>
                <text:p text:style-name="P1">long long</text:p>
              </table:table-cell>
              <table:table-cell>
                <text:p text:style-name="P1">64</text:p>
              </table:table-cell>
              <table:table-cell>
                <text:p text:style-name="P1">64</text:p>
              </table:table-cell>
              <table:table-cell>
                <text:p text:style-name="P1">64</text:p>
              </table:table-cell>
              <table:table-cell>
                <text:p text:style-name="P1">64</text:p>
              </table:table-cell>
            </table:table-row>
            <table:table-row table:style-name="ro1" table:default-cell-style-name="ce1">
              <table:table-cell>
                <text:p text:style-name="P1">size_t</text:p>
              </table:table-cell>
              <table:table-cell>
                <text:p text:style-name="P1">32</text:p>
              </table:table-cell>
              <table:table-cell>
                <text:p text:style-name="P1">64</text:p>
              </table:table-cell>
              <table:table-cell>
                <text:p text:style-name="P1">64</text:p>
              </table:table-cell>
              <table:table-cell>
                <text:p text:style-name="P1">64</text:p>
              </table:table-cell>
            </table:table-row>
            <table:table-row table:style-name="ro1" table:default-cell-style-name="ce1">
              <table:table-cell>
                <text:p text:style-name="P1">pointer</text:p>
              </table:table-cell>
              <table:table-cell>
                <text:p text:style-name="P1">32</text:p>
              </table:table-cell>
              <table:table-cell>
                <text:p text:style-name="P1">64</text:p>
              </table:table-cell>
              <table:table-cell>
                <text:p text:style-name="P1">64</text:p>
              </table:table-cell>
              <table:table-cell>
                <text:p text:style-name="P1">64</text:p>
              </table:table-cell>
            </table:table-row>
            <table:table-row table:style-name="ro2" table:default-cell-style-name="ce1">
              <table:table-cell/>
              <table:table-cell>
                <text:p text:style-name="P1">arm</text:p>
                <text:p text:style-name="P1">aarch32</text:p>
                <text:p text:style-name="P1">aarch64 ILP32</text:p>
              </table:table-cell>
              <table:table-cell>
                <text:p text:style-name="P1">aarch64 LP64</text:p>
              </table:table-cell>
              <table:table-cell>
                <text:p text:style-name="P1">64bit windows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20:28:26.763194221</meta:creation-date>
    <dc:date>2016-09-16T22:36:20.475424256</dc:date>
    <meta:editing-duration>P0D</meta:editing-duration>
    <meta:editing-cycles>3</meta:editing-cycles>
    <meta:generator>LibreOffice/4.2.8.2$Linux_ARM_EABI LibreOffice_project/420m0$Build-2</meta:generator>
    <meta:document-statistic meta:object-count="25"/>
  </office:meta>
</office:document-meta>
</file>